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CE=2V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Default_1">
            <text:p>VBB</text:p>
          </table:table-cell>
          <table:table-cell office:value-type="string" table:style-name="Default_1">
            <text:p>VBE</text:p>
          </table:table-cell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</text:p>
          </table:table-cell>
          <table:table-cell table:number-columns-repeated="16378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1" table:style-name="Default_1">
            <text:p>0.1</text:p>
          </table:table-cell>
          <table:table-cell office:value-type="float" office:value="0.11" table:style-name="Default_1">
            <text:p>0.1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2" table:style-name="Default_1">
            <text:p>0.2</text:p>
          </table:table-cell>
          <table:table-cell office:value-type="float" office:value="0.21" table:style-name="Default_1">
            <text:p>0.2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3" table:style-name="Default_1">
            <text:p>0.3</text:p>
          </table:table-cell>
          <table:table-cell office:value-type="float" office:value="0.31" table:style-name="Default_1">
            <text:p>0.3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4" table:style-name="Default_1">
            <text:p>0.4</text:p>
          </table:table-cell>
          <table:table-cell office:value-type="float" office:value="0.41" table:style-name="Default_1">
            <text:p>0.4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5" table:style-name="Default_1">
            <text:p>0.5</text:p>
          </table:table-cell>
          <table:table-cell office:value-type="float" office:value="0.51" table:style-name="Default_1">
            <text:p>0.51</text:p>
          </table:table-cell>
          <table:table-cell office:value-type="float" office:value="0" table:style-name="Default_1">
            <text:p>0</text:p>
          </table:table-cell>
          <table:table-cell office:value-type="float" office:value="1.98" table:style-name="Default_1">
            <text:p>1.98</text:p>
          </table:table-cell>
          <table:table-cell office:value-type="float" office:value="2" table:style-name="Default_1">
            <text:p>2</text:p>
          </table:table-cell>
          <table:table-cell office:value-type="float" office:value="52" table:style-name="Default_1">
            <text:p>52</text:p>
          </table:table-cell>
          <table:table-cell table:number-columns-repeated="16378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.6" table:style-name="Default_1">
            <text:p>0.6</text:p>
          </table:table-cell>
          <table:table-cell office:value-type="float" office:value="7" table:style-name="Default_1">
            <text:p>7</text:p>
          </table:table-cell>
          <table:table-cell office:value-type="float" office:value="2.11" table:style-name="Default_1">
            <text:p>2.11</text:p>
          </table:table-cell>
          <table:table-cell office:value-type="float" office:value="2" table:style-name="Default_1">
            <text:p>2</text:p>
          </table:table-cell>
          <table:table-cell office:value-type="float" office:value="1094" table:style-name="Default_1">
            <text:p>1094</text:p>
          </table:table-cell>
          <table:table-cell table:number-columns-repeated="16378"/>
        </table:table-row>
        <table:table-row table:style-name="ro1">
          <table:table-cell office:value-type="float" office:value="0.7" table:style-name="Default_1">
            <text:p>0.7</text:p>
          </table:table-cell>
          <table:table-cell office:value-type="float" office:value="0.65" table:style-name="Default_1">
            <text:p>0.65</text:p>
          </table:table-cell>
          <table:table-cell office:value-type="float" office:value="45" table:style-name="Default_1">
            <text:p>45</text:p>
          </table:table-cell>
          <table:table-cell office:value-type="float" office:value="2.0299999999999998" table:style-name="Default_1">
            <text:p>2.03</text:p>
          </table:table-cell>
          <table:table-cell office:value-type="float" office:value="2" table:style-name="Default_1">
            <text:p>2</text:p>
          </table:table-cell>
          <table:table-cell office:value-type="string" table:style-name="Default_1">
            <text:p>7.2 mA</text:p>
          </table:table-cell>
          <table:table-cell table:number-columns-repeated="16378"/>
        </table:table-row>
        <table:table-row table:style-name="ro1">
          <table:table-cell office:value-type="float" office:value="0.8" table:style-name="Default_1">
            <text:p>0.8</text:p>
          </table:table-cell>
          <table:table-cell office:value-type="float" office:value="0.66400000000000003" table:style-name="Default_1">
            <text:p>0.664</text:p>
          </table:table-cell>
          <table:table-cell office:value-type="float" office:value="110" table:style-name="Default_1">
            <text:p>110</text:p>
          </table:table-cell>
          <table:table-cell office:value-type="float" office:value="2.0699999999999998" table:style-name="Default_1">
            <text:p>2.07</text:p>
          </table:table-cell>
          <table:table-cell office:value-type="float" office:value="2" table:style-name="Default_1">
            <text:p>2</text:p>
          </table:table-cell>
          <table:table-cell office:value-type="float" office:value="17.7" table:style-name="Default_1">
            <text:p>17.7</text:p>
          </table:table-cell>
          <table:table-cell table:number-columns-repeated="16378"/>
        </table:table-row>
        <table:table-row table:style-name="ro1">
          <table:table-cell office:value-type="float" office:value="0.9" table:style-name="Default_1">
            <text:p>0.9</text:p>
          </table:table-cell>
          <table:table-cell office:value-type="float" office:value="0.68" table:style-name="Default_1">
            <text:p>0.68</text:p>
          </table:table-cell>
          <table:table-cell office:value-type="float" office:value="195" table:style-name="Default_1">
            <text:p>195</text:p>
          </table:table-cell>
          <table:table-cell office:value-type="float" office:value="2.19" table:style-name="Default_1">
            <text:p>2.19</text:p>
          </table:table-cell>
          <table:table-cell office:value-type="float" office:value="2" table:style-name="Default_1">
            <text:p>2</text:p>
          </table:table-cell>
          <table:table-cell office:value-type="float" office:value="32.799999999999997" table:style-name="Default_1">
            <text:p>32.8</text:p>
          </table:table-cell>
          <table:table-cell table:number-columns-repeated="16378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0.69199999999999995" table:style-name="Default_1">
            <text:p>0.692</text:p>
          </table:table-cell>
          <table:table-cell office:value-type="float" office:value="257" table:style-name="Default_1">
            <text:p>257</text:p>
          </table:table-cell>
          <table:table-cell office:value-type="float" office:value="2.25" table:style-name="Default_1">
            <text:p>2.25</text:p>
          </table:table-cell>
          <table:table-cell office:value-type="float" office:value="2" table:style-name="Default_1">
            <text:p>2</text:p>
          </table:table-cell>
          <table:table-cell office:value-type="float" office:value="43.8" table:style-name="Default_1">
            <text:p>43.8</text:p>
          </table:table-cell>
          <table:table-cell table:number-columns-repeated="16378"/>
        </table:table-row>
        <table:table-row table:style-name="ro1">
          <table:table-cell office:value-type="float" office:value="1.1000000000000001" table:style-name="Default_1">
            <text:p>1.1</text:p>
          </table:table-cell>
          <table:table-cell office:value-type="float" office:value="0.70099999999999996" table:style-name="Default_1">
            <text:p>0.701</text:p>
          </table:table-cell>
          <table:table-cell office:value-type="float" office:value="279" table:style-name="Default_1">
            <text:p>279</text:p>
          </table:table-cell>
          <table:table-cell office:value-type="float" office:value="2.4900000000000002" table:style-name="Default_1">
            <text:p>2.49</text:p>
          </table:table-cell>
          <table:table-cell office:value-type="float" office:value="2" table:style-name="Default_1">
            <text:p>2</text:p>
          </table:table-cell>
          <table:table-cell office:value-type="float" office:value="48.1" table:style-name="Default_1">
            <text:p>48.1</text:p>
          </table:table-cell>
          <table:table-cell table:number-columns-repeated="16378"/>
        </table:table-row>
        <table:table-row table:style-name="ro1">
          <table:table-cell office:value-type="float" office:value="1.2" table:style-name="Default_1">
            <text:p>1.2</text:p>
          </table:table-cell>
          <table:table-cell table:style-name="Default_1"/>
          <table:table-cell office:value-type="float" office:value="443" table:style-name="Default_1">
            <text:p>443</text:p>
          </table:table-cell>
          <table:table-cell office:value-type="float" office:value="2.88" table:style-name="Default_1">
            <text:p>2.88</text:p>
          </table:table-cell>
          <table:table-cell office:value-type="float" office:value="2" table:style-name="Default_1">
            <text:p>2</text:p>
          </table:table-cell>
          <table:table-cell office:value-type="float" office:value="79.5" table:style-name="Default_1">
            <text:p>79.5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VCE=3V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Default_1">
            <text:p>VBB</text:p>
          </table:table-cell>
          <table:table-cell office:value-type="string" table:style-name="Default_1">
            <text:p>VBE</text:p>
          </table:table-cell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 (mA)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1" table:style-name="Default_1">
            <text:p>0.1</text:p>
          </table:table-cell>
          <table:table-cell office:value-type="float" office:value="0.11" table:style-name="Default_1">
            <text:p>0.11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2" table:style-name="Default_1">
            <text:p>0.2</text:p>
          </table:table-cell>
          <table:table-cell office:value-type="float" office:value="0.21" table:style-name="Default_1">
            <text:p>0.21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3" table:style-name="Default_1">
            <text:p>0.3</text:p>
          </table:table-cell>
          <table:table-cell office:value-type="float" office:value="0.31" table:style-name="Default_1">
            <text:p>0.31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4" table:style-name="Default_1">
            <text:p>0.4</text:p>
          </table:table-cell>
          <table:table-cell office:value-type="float" office:value="0.4" table:style-name="Default_1">
            <text:p>0.4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5" table:style-name="Default_1">
            <text:p>0.5</text:p>
          </table:table-cell>
          <table:table-cell office:value-type="float" office:value="0.5" table:style-name="Default_1">
            <text:p>0.5</text:p>
          </table:table-cell>
          <table:table-cell office:value-type="float" office:value="0" table:style-name="Default_1">
            <text:p>0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table:number-columns-repeated="16376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.6" table:style-name="Default_1">
            <text:p>0.6</text:p>
          </table:table-cell>
          <table:table-cell office:value-type="float" office:value="8" table:style-name="Default_1">
            <text:p>8</text:p>
          </table:table-cell>
          <table:table-cell office:value-type="float" office:value="2.99" table:style-name="Default_1">
            <text:p>2.99</text:p>
          </table:table-cell>
          <table:table-cell office:value-type="float" office:value="3" table:style-name="Default_1">
            <text:p>3</text:p>
          </table:table-cell>
          <table:table-cell office:value-type="float" office:value="1.3" table:style-name="Default_1">
            <text:p>1.3</text:p>
          </table:table-cell>
          <table:table-cell table:style-name="Default_1"/>
          <table:table-cell office:value-type="float" office:value="0.7" table:formula="of:=[.B8]+0.1" table:style-name="Default_1">
            <text:p>0.7</text:p>
          </table:table-cell>
          <table:table-cell table:number-columns-repeated="16376"/>
        </table:table-row>
        <table:table-row table:style-name="ro1">
          <table:table-cell office:value-type="float" office:value="0.7" table:style-name="Default_1">
            <text:p>0.7</text:p>
          </table:table-cell>
          <table:table-cell office:value-type="float" office:value="0.64100000000000001" table:style-name="Default_1">
            <text:p>0.641</text:p>
          </table:table-cell>
          <table:table-cell office:value-type="float" office:value="51" table:style-name="Default_1">
            <text:p>51</text:p>
          </table:table-cell>
          <table:table-cell office:value-type="float" office:value="3.09" table:style-name="Default_1">
            <text:p>3.09</text:p>
          </table:table-cell>
          <table:table-cell office:value-type="float" office:value="3" table:style-name="Default_1">
            <text:p>3</text:p>
          </table:table-cell>
          <table:table-cell office:value-type="float" office:value="8.1" table:style-name="Default_1">
            <text:p>8.1</text:p>
          </table:table-cell>
          <table:table-cell table:style-name="Default_1"/>
          <table:table-cell office:value-type="float" office:value="0.74099999999999999" table:formula="of:=[.B9]+0.1" table:style-name="Default_1">
            <text:p>0.741</text:p>
          </table:table-cell>
          <table:table-cell table:number-columns-repeated="16376"/>
        </table:table-row>
        <table:table-row table:style-name="ro1">
          <table:table-cell office:value-type="float" office:value="0.8" table:style-name="Default_1">
            <text:p>0.8</text:p>
          </table:table-cell>
          <table:table-cell office:value-type="float" office:value="0.66300000000000003" table:style-name="Default_1">
            <text:p>0.663</text:p>
          </table:table-cell>
          <table:table-cell office:value-type="float" office:value="127" table:style-name="Default_1">
            <text:p>127</text:p>
          </table:table-cell>
          <table:table-cell office:value-type="float" office:value="3.13" table:style-name="Default_1">
            <text:p>3.13</text:p>
          </table:table-cell>
          <table:table-cell office:value-type="float" office:value="3" table:style-name="Default_1">
            <text:p>3</text:p>
          </table:table-cell>
          <table:table-cell office:value-type="float" office:value="21" table:style-name="Default_1">
            <text:p>21</text:p>
          </table:table-cell>
          <table:table-cell table:style-name="Default_1"/>
          <table:table-cell office:value-type="float" office:value="0.76300000000000001" table:formula="of:=[.B10]+0.1" table:style-name="Default_1">
            <text:p>0.763</text:p>
          </table:table-cell>
          <table:table-cell table:number-columns-repeated="16376"/>
        </table:table-row>
        <table:table-row table:style-name="ro1">
          <table:table-cell office:value-type="float" office:value="0.9" table:style-name="Default_1">
            <text:p>0.9</text:p>
          </table:table-cell>
          <table:table-cell office:value-type="float" office:value="0.67200000000000004" table:style-name="Default_1">
            <text:p>0.672</text:p>
          </table:table-cell>
          <table:table-cell office:value-type="float" office:value="197" table:style-name="Default_1">
            <text:p>197</text:p>
          </table:table-cell>
          <table:table-cell office:value-type="float" office:value="3.21" table:style-name="Default_1">
            <text:p>3.21</text:p>
          </table:table-cell>
          <table:table-cell office:value-type="float" office:value="3" table:style-name="Default_1">
            <text:p>3</text:p>
          </table:table-cell>
          <table:table-cell office:value-type="float" office:value="33.5" table:style-name="Default_1">
            <text:p>33.5</text:p>
          </table:table-cell>
          <table:table-cell table:style-name="Default_1"/>
          <table:table-cell office:value-type="float" office:value="0.77200000000000002" table:formula="of:=[.B11]+0.1" table:style-name="Default_1">
            <text:p>0.772</text:p>
          </table:table-cell>
          <table:table-cell table:number-columns-repeated="16376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0.67400000000000004" table:style-name="Default_1">
            <text:p>0.674</text:p>
          </table:table-cell>
          <table:table-cell office:value-type="float" office:value="286" table:style-name="Default_1">
            <text:p>286</text:p>
          </table:table-cell>
          <table:table-cell office:value-type="float" office:value="3.22" table:style-name="Default_1">
            <text:p>3.22</text:p>
          </table:table-cell>
          <table:table-cell office:value-type="float" office:value="3" table:style-name="Default_1">
            <text:p>3</text:p>
          </table:table-cell>
          <table:table-cell office:value-type="float" office:value="50.8" table:style-name="Default_1">
            <text:p>50.8</text:p>
          </table:table-cell>
          <table:table-cell table:style-name="Default_1"/>
          <table:table-cell office:value-type="float" office:value="0.77400000000000002" table:formula="of:=[.B12]+0.1" table:style-name="Default_1">
            <text:p>0.774</text:p>
          </table:table-cell>
          <table:table-cell table:number-columns-repeated="16376"/>
        </table:table-row>
        <table:table-row table:style-name="ro1">
          <table:table-cell office:value-type="float" office:value="1.1000000000000001" table:style-name="Default_1">
            <text:p>1.1</text:p>
          </table:table-cell>
          <table:table-cell office:value-type="float" office:value="0.68" table:style-name="Default_1">
            <text:p>0.68</text:p>
          </table:table-cell>
          <table:table-cell office:value-type="float" office:value="369" table:style-name="Default_1">
            <text:p>369</text:p>
          </table:table-cell>
          <table:table-cell office:value-type="float" office:value="3.21" table:style-name="Default_1">
            <text:p>3.21</text:p>
          </table:table-cell>
          <table:table-cell office:value-type="float" office:value="3" table:style-name="Default_1">
            <text:p>3</text:p>
          </table:table-cell>
          <table:table-cell office:value-type="float" office:value="68.5" table:style-name="Default_1">
            <text:p>68.5</text:p>
          </table:table-cell>
          <table:table-cell table:style-name="Default_1"/>
          <table:table-cell office:value-type="float" office:value="0.78" table:formula="of:=[.B13]+0.1" table:style-name="Default_1">
            <text:p>0.78</text:p>
          </table:table-cell>
          <table:table-cell table:number-columns-repeated="16376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.69599999999999995" table:style-name="Default_1">
            <text:p>0.696</text:p>
          </table:table-cell>
          <table:table-cell office:value-type="float" office:value="455" table:style-name="Default_1">
            <text:p>455</text:p>
          </table:table-cell>
          <table:table-cell office:value-type="float" office:value="3.21" table:style-name="Default_1">
            <text:p>3.21</text:p>
          </table:table-cell>
          <table:table-cell office:value-type="float" office:value="3" table:style-name="Default_1">
            <text:p>3</text:p>
          </table:table-cell>
          <table:table-cell office:value-type="float" office:value="86.1" table:style-name="Default_1">
            <text:p>86.1</text:p>
          </table:table-cell>
          <table:table-cell table:style-name="Default_1"/>
          <table:table-cell office:value-type="float" office:value="0.79599999999999993" table:formula="of:=[.B14]+0.1" table:style-name="Default_1">
            <text:p>0.796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dc:creator>Ronit Bhuyan</dc:creator>
    <meta:creation-date>2025-01-27T14:27:58Z</meta:creation-date>
    <dc:date>2025-02-14T19:59:04Z</dc:date>
    <meta:editing-cycles>4</meta:editing-cycles>
    <meta:editing-duration>PT2979S</meta:editing-duration>
  </office:meta>
</office:document-meta>
</file>